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" style:family="table">
      <style:table-properties style:width="16.355cm" table:align="left"/>
    </style:style>
    <style:style style:name="表格3.A" style:family="table-column">
      <style:table-column-properties style:column-width="2.348cm"/>
    </style:style>
    <style:style style:name="表格3.B" style:family="table-column">
      <style:table-column-properties style:column-width="2.321cm"/>
    </style:style>
    <style:style style:name="表格3.G" style:family="table-column">
      <style:table-column-properties style:column-width="2.401cm"/>
    </style:style>
    <style:style style:name="表格3.A1" style:family="table-cell">
      <style:table-cell-properties style:vertical-align="middle" fo:padding="0.049cm" fo:border="1pt solid #a7a7a7"/>
    </style:style>
    <style:style style:name="表格3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3.2" style:family="table-row">
      <style:table-row-properties style:min-row-height="0.838cm"/>
    </style:style>
    <style:style style:name="表格3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3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.3" style:family="table-row">
      <style:table-row-properties style:min-row-height="1.831cm"/>
    </style:style>
    <style:style style:name="表格3.4" style:family="table-row">
      <style:table-row-properties style:min-row-height="0.503cm"/>
    </style:style>
    <style:style style:name="P1" style:family="paragraph" style:parent-style-name="Text_20_body">
      <style:paragraph-properties fo:text-align="start" style:justify-single-word="false"/>
      <style:text-properties officeooo:paragraph-rsid="000b45f0" style:font-size-asian="21pt" style:font-weight-asian="bold"/>
    </style:style>
    <style:style style:name="P2" style:family="paragraph" style:parent-style-name="Text_20_body">
      <style:paragraph-properties fo:text-align="start" style:justify-single-word="false"/>
      <style:text-properties officeooo:paragraph-rsid="000b45f0"/>
    </style:style>
    <style:style style:name="P3" style:family="paragraph" style:parent-style-name="Text_20_body">
      <style:paragraph-properties fo:text-align="start" style:justify-single-word="false"/>
      <style:text-properties officeooo:rsid="00223db7" officeooo:paragraph-rsid="00170c47" style:font-size-asian="10.5pt" style:font-weight-asian="bold"/>
    </style:style>
    <style:style style:name="P4" style:family="paragraph" style:parent-style-name="Text_20_body">
      <style:paragraph-properties fo:text-align="start" style:justify-single-word="false"/>
      <style:text-properties officeooo:paragraph-rsid="00170c47" style:font-size-asian="10.5pt"/>
    </style:style>
    <style:style style:name="P5" style:family="paragraph" style:parent-style-name="Text_20_body">
      <style:text-properties fo:font-size="14pt" fo:font-weight="bold" officeooo:rsid="0012a5e3" officeooo:paragraph-rsid="00170c47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rsid="0012a5e3" officeooo:paragraph-rsid="00170c47"/>
    </style:style>
    <style:style style:name="P7" style:family="paragraph" style:parent-style-name="Text_20_body">
      <style:text-properties officeooo:rsid="0015d9cd" officeooo:paragraph-rsid="00170c47"/>
    </style:style>
    <style:style style:name="P8" style:family="paragraph" style:parent-style-name="Text_20_body">
      <style:text-properties officeooo:rsid="00225874" officeooo:paragraph-rsid="00170c47"/>
    </style:style>
    <style:style style:name="P9" style:family="paragraph" style:parent-style-name="Text_20_body">
      <style:text-properties officeooo:rsid="001fc45e" officeooo:paragraph-rsid="00170c47"/>
    </style:style>
    <style:style style:name="P10" style:family="paragraph" style:parent-style-name="Text_20_body">
      <style:paragraph-properties fo:text-align="start" style:justify-single-word="false"/>
      <style:text-properties officeooo:rsid="0016a21a" officeooo:paragraph-rsid="00170c47"/>
    </style:style>
    <style:style style:name="P1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1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1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1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1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9d6"/>
    </style:style>
    <style:style style:name="P16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1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1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1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2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2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2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2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2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2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2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2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2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2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3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3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3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3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3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3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3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3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b45f0" style:font-name-asian="Microsoft YaHei" style:font-size-asian="10.5pt" style:font-style-asian="normal" style:font-weight-asian="normal"/>
    </style:style>
    <style:style style:name="P3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39" style:family="paragraph" style:parent-style-name="Standard">
      <style:text-properties officeooo:paragraph-rsid="000d5fa4"/>
    </style:style>
    <style:style style:name="P40" style:family="paragraph" style:parent-style-name="Table_20_Contents">
      <style:paragraph-properties fo:text-align="start" style:justify-single-word="false"/>
      <style:text-properties fo:font-size="18pt" officeooo:rsid="000fcb0b" officeooo:paragraph-rsid="000b45f0" style:font-size-asian="18pt" style:font-size-complex="18pt"/>
    </style:style>
    <style:style style:name="P41" style:family="paragraph" style:parent-style-name="Table_20_Contents">
      <style:paragraph-properties fo:text-align="start" style:justify-single-word="false"/>
      <style:text-properties fo:font-size="18pt" officeooo:paragraph-rsid="000b45f0" style:font-size-asian="18pt" style:font-size-complex="18pt"/>
    </style:style>
    <style:style style:name="P42" style:family="paragraph" style:parent-style-name="Table_20_Contents">
      <style:paragraph-properties fo:text-align="start" style:justify-single-word="false"/>
      <style:text-properties fo:font-size="10.5pt" officeooo:rsid="000fcb0b" officeooo:paragraph-rsid="000b45f0" style:font-name-asian="华文黑体1" style:font-size-asian="10.5pt" style:font-size-complex="10.5pt"/>
    </style:style>
    <style:style style:name="P43" style:family="paragraph" style:parent-style-name="Table_20_Contents">
      <style:paragraph-properties fo:text-align="start" style:justify-single-word="false"/>
      <style:text-properties fo:font-size="10.5pt" officeooo:paragraph-rsid="000b45f0" style:font-name-asian="华文黑体1" style:font-size-asian="10.5pt" style:font-size-complex="10.5pt"/>
    </style:style>
    <style:style style:name="P44" style:family="paragraph" style:parent-style-name="Table_20_Contents">
      <style:paragraph-properties fo:text-align="start" style:justify-single-word="false"/>
      <style:text-properties fo:font-size="10.5pt" officeooo:rsid="0010aa69" officeooo:paragraph-rsid="000b45f0" style:font-name-asian="华文黑体1" style:font-size-asian="10.5pt" style:font-size-complex="10.5pt"/>
    </style:style>
    <style:style style:name="P45" style:family="paragraph" style:parent-style-name="Text_20_body">
      <style:paragraph-properties fo:text-align="start" style:justify-single-word="false"/>
      <style:text-properties officeooo:paragraph-rsid="00197466" style:font-size-asian="21pt" style:font-weight-asian="bold"/>
    </style:style>
    <style:style style:name="P46" style:family="paragraph" style:parent-style-name="Text_20_body">
      <style:paragraph-properties fo:text-align="start" style:justify-single-word="false"/>
      <style:text-properties fo:font-size="14pt" fo:font-weight="normal" officeooo:rsid="00197466" officeooo:paragraph-rsid="00197466" style:font-size-asian="14pt" style:font-weight-asian="normal" style:font-size-complex="14pt" style:font-weight-complex="normal"/>
    </style:style>
    <style:style style:name="T1" style:family="text">
      <style:text-properties officeooo:rsid="000b45f0"/>
    </style:style>
    <style:style style:name="T2" style:family="text">
      <style:text-properties officeooo:rsid="000fcb0b"/>
    </style:style>
    <style:style style:name="T3" style:family="text">
      <style:text-properties officeooo:rsid="0010aa69"/>
    </style:style>
    <style:style style:name="T4" style:family="text">
      <style:text-properties style:font-name="Microsoft YaHei" fo:font-size="10.5pt" fo:font-style="normal" fo:font-weight="normal"/>
    </style:style>
    <style:style style:name="T5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6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7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8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9" style:family="text">
      <style:text-properties style:font-name="Microsoft YaHei" fo:font-size="10.5pt" fo:font-style="normal" fo:font-weight="normal" officeooo:rsid="000be1ba"/>
    </style:style>
    <style:style style:name="T10" style:family="text">
      <style:text-properties style:font-name-asian="Microsoft YaHei" style:font-size-asian="10.5pt" style:font-style-asian="normal" style:font-weight-asian="normal"/>
    </style:style>
    <style:style style:name="T11" style:family="text">
      <style:text-properties officeooo:rsid="000be1ba" style:font-name-asian="Microsoft YaHei" style:font-size-asian="10.5pt" style:font-style-asian="normal" style:font-weight-asian="normal"/>
    </style:style>
    <style:style style:name="T12" style:family="text">
      <style:text-properties officeooo:rsid="000d59d6" style:font-name-asian="Microsoft YaHei" style:font-size-asian="10.5pt" style:font-style-asian="normal" style:font-weight-asian="normal"/>
    </style:style>
    <style:style style:name="T13" style:family="text">
      <style:text-properties officeooo:rsid="000d6fbd"/>
    </style:style>
    <style:style style:name="T14" style:family="text">
      <style:text-properties officeooo:rsid="0010acb8"/>
    </style:style>
    <style:style style:name="T15" style:family="text">
      <style:text-properties officeooo:rsid="0010f43d"/>
    </style:style>
    <style:style style:name="T16" style:family="text">
      <style:text-properties officeooo:rsid="0011d01d"/>
    </style:style>
    <style:style style:name="T17" style:family="text">
      <style:text-properties officeooo:rsid="001387d4"/>
    </style:style>
    <style:style style:name="T18" style:family="text">
      <style:text-properties officeooo:rsid="00151f68"/>
    </style:style>
    <style:style style:name="T19" style:family="text">
      <style:text-properties officeooo:rsid="0015d9cd"/>
    </style:style>
    <style:style style:name="T20" style:family="text">
      <style:text-properties officeooo:rsid="001fc45e"/>
    </style:style>
    <style:style style:name="T21" style:family="text">
      <style:text-properties officeooo:rsid="00225874"/>
    </style:style>
    <style:style style:name="T22" style:family="text">
      <style:text-properties officeooo:rsid="002171d9"/>
    </style:style>
    <style:style style:name="T23" style:family="text">
      <style:text-properties officeooo:rsid="00223db7"/>
    </style:style>
    <style:style style:name="T24" style:family="text">
      <style:text-properties style:font-size-asian="10.5pt"/>
    </style:style>
    <style:style style:name="T25" style:family="text">
      <style:text-properties officeooo:rsid="001fc45e" style:font-size-asian="10.5pt"/>
    </style:style>
    <style:style style:name="T26" style:family="text">
      <style:text-properties officeooo:rsid="0008f8d4" style:font-size-asian="10.5pt"/>
    </style:style>
    <style:style style:name="T27" style:family="text">
      <style:text-properties officeooo:rsid="00223db7" style:font-size-asian="10.5pt"/>
    </style:style>
    <style:style style:name="T28" style:family="text">
      <style:text-properties officeooo:rsid="00225874" style:font-size-asian="10.5pt"/>
    </style:style>
    <style:style style:name="T29" style:family="text">
      <style:text-properties officeooo:rsid="00189c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愿</text:span>景文档</text:p>
      <text:p text:style-name="P4"/>
      <text:p text:style-name="P5">用户类型：</text:p>
      <text:p text:style-name="P6">1、音乐消费者<text:span text:style-name="T19">：使用平台听歌 <text:s text:c="12"/></text:span></text:p>
      <text:p text:style-name="P7">核心需求：</text:p>
      <text:p text:style-name="P8">1找歌、2听歌、3下歌、4看mv、5下mv、6看线上演唱会、7听电台、8分享歌曲或mv之类的、9看音乐资讯（视频、文字图片、专栏）<text:span text:style-name="T29">、22唱歌。</text:span></text:p>
      <text:p text:style-name="P6">周边需求<text:span text:style-name="T20">：</text:span></text:p>
      <text:p text:style-name="P6"><text:span text:style-name="T21">10</text:span>购买音乐周边、<text:span text:style-name="T21">11</text:span>剪辑音乐、<text:span text:style-name="T21">12</text:span>查看其他用户资料（听歌记录等）、<text:span text:style-name="T21">13</text:span>个人设置、<text:span text:style-name="T21">14</text:span>社交（发表看法、发动态<text:span text:style-name="T22">、发布音乐资讯</text:span>…<text:span text:style-name="T20">.）</text:span></text:p>
      <text:p text:style-name="P9">2、自媒体作者：可创作音频、视频等吸引流量</text:p>
      <text:p text:style-name="P6">核心需求<text:span text:style-name="T23">：</text:span></text:p>
      <text:p text:style-name="P6"><text:span text:style-name="T21">15</text:span>涨粉</text:p>
      <text:p text:style-name="P6">周边需求<text:span text:style-name="T23">：</text:span></text:p>
      <text:p text:style-name="P7"><text:span text:style-name="T20">3</text:span>、音乐人：使用平台发布新歌</text:p>
      <text:p text:style-name="P7">核心需求<text:span text:style-name="T22">：</text:span></text:p>
      <text:p text:style-name="P7"><text:span text:style-name="T21">16</text:span>新歌<text:span text:style-name="T23">能被更多人听到、17查看发布歌曲相关数据、21盈利</text:span></text:p>
      <text:p text:style-name="P7">周边需求<text:span text:style-name="T23">：</text:span></text:p>
      <text:p text:style-name="P7">盈利</text:p>
      <text:p text:style-name="P10"><text:span text:style-name="T25">4</text:span><text:span text:style-name="T24">、</text:span><text:span text:style-name="T26">氢音乐运营团队</text:span><text:span text:style-name="T24">：公司管理</text:span><text:span text:style-name="T26">，维护软件</text:span></text:p>
      <text:p text:style-name="P10"><text:span text:style-name="T26">核心需求</text:span><text:span text:style-name="T27">：</text:span></text:p>
      <text:p text:style-name="P10"><text:span text:style-name="T28">18</text:span><text:span text:style-name="T27">盈利、</text:span><text:span text:style-name="T28">19</text:span><text:span text:style-name="T27">扩大用户数量、</text:span><text:span text:style-name="T28">20</text:span><text:span text:style-name="T27">得到用户反馈数据</text:span></text:p>
      <text:p text:style-name="P3">周边需求：</text:p>
      <text:p text:style-name="P1"/>
      <text:p text:style-name="P1"/>
      <text:p text:style-name="P1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0">属性</text:p>
          </table:table-cell>
          <table:table-cell table:style-name="表格5.B1" office:value-type="string">
            <text:p text:style-name="P41">描述</text:p>
          </table:table-cell>
        </table:table-row>
        <table:table-row>
          <table:table-cell table:style-name="表格5.A2" office:value-type="string">
            <text:p text:style-name="P42">状态</text:p>
          </table:table-cell>
          <table:table-cell table:style-name="表格5.B2" office:value-type="string">
            <text:p text:style-name="P43">跟踪项目基线定义<text:span text:style-name="T2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43">优先级</text:p>
          </table:table-cell>
          <table:table-cell table:style-name="表格5.B2" office:value-type="string">
            <text:p text:style-name="P43">用于范围管理<text:span text:style-name="T2">和确定开发优先级。所有特性并非平等的，根据特性的相对优先级把它们划分等级在客户、分析人员以及开发团队成员之间开始了一个对话。例如：紧急</text:span><text:soft-page-break/><text:span text:style-name="T2">的、重要的、有用的等级。</text:span></text:p>
          </table:table-cell>
        </table:table-row>
        <table:table-row>
          <table:table-cell table:style-name="表格5.A2" office:value-type="string">
            <text:p text:style-name="P43">工作量</text:p>
          </table:table-cell>
          <table:table-cell table:style-name="表格5.B2" office:value-type="string">
            <text:p text:style-name="P43">有助于建立现实进度<text:span text:style-name="T2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43">风险</text:p>
          </table:table-cell>
          <table:table-cell table:style-name="表格5.B2" office:value-type="string">
            <text:p text:style-name="P44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43">稳定性</text:p>
          </table:table-cell>
          <table:table-cell table:style-name="表格5.B2" office:value-type="string">
            <text:p text:style-name="P44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43">分配<text:span text:style-name="T2">给</text:span></text:p>
          </table:table-cell>
          <table:table-cell table:style-name="表格5.B2" office:value-type="string">
            <text:p text:style-name="P43">指出<text:span text:style-name="T3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1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17">编号</text:p>
          </table:table-cell>
          <table:table-cell table:style-name="表格1.B1" office:value-type="string">
            <text:p text:style-name="P17">优先级</text:p>
          </table:table-cell>
          <table:table-cell table:style-name="表格1.B1" office:value-type="string">
            <text:p text:style-name="P17">状态</text:p>
          </table:table-cell>
          <table:table-cell table:style-name="表格1.B1" office:value-type="string">
            <text:p text:style-name="P17">工作量</text:p>
          </table:table-cell>
          <table:table-cell table:style-name="表格1.B1" office:value-type="string">
            <text:p text:style-name="P17">风险</text:p>
          </table:table-cell>
          <table:table-cell table:style-name="表格1.B1" office:value-type="string">
            <text:p text:style-name="P17">稳定性</text:p>
          </table:table-cell>
          <table:table-cell table:style-name="表格1.B1" office:value-type="string">
            <text:p text:style-name="P17">分配给需求</text:p>
          </table:table-cell>
        </table:table-row>
        <table:table-row>
          <table:table-cell table:style-name="表格1.A2" office:value-type="string">
            <text:p text:style-name="P27"><text:span text:style-name="T4">1.每日推荐</text:span><text:span text:style-name="T9">（单曲）</text:span></text:p>
          </table:table-cell>
          <table:table-cell table:style-name="表格1.B2" office:value-type="string">
            <text:p text:style-name="P21">有用的</text:p>
          </table:table-cell>
          <table:table-cell table:style-name="表格1.B2" office:value-type="string">
            <text:p text:style-name="P17">批准的</text:p>
          </table:table-cell>
          <table:table-cell table:style-name="表格1.B2" office:value-type="string">
            <text:p text:style-name="P20">高</text:p>
          </table:table-cell>
          <table:table-cell table:style-name="表格1.B2" office:value-type="string">
            <text:p text:style-name="P20">中</text:p>
          </table:table-cell>
          <table:table-cell table:style-name="表格1.B2" office:value-type="string">
            <text:p text:style-name="P18">高</text:p>
          </table:table-cell>
          <table:table-cell table:style-name="表格1.B2" office:value-type="string">
            <text:p text:style-name="P30">1<text:span text:style-name="T14">、16</text:span></text:p>
          </table:table-cell>
        </table:table-row>
        <table:table-row>
          <table:table-cell table:style-name="表格1.A2" office:value-type="string">
            <text:p text:style-name="P27"><text:span text:style-name="T4">2</text:span><text:span text:style-name="T5">.个性化推荐歌单</text:span></text:p>
          </table:table-cell>
          <table:table-cell table:style-name="表格1.B2" office:value-type="string">
            <text:p text:style-name="P17">重要的</text:p>
          </table:table-cell>
          <table:table-cell table:style-name="表格1.B2" office:value-type="string">
            <text:p text:style-name="P17">批准的</text:p>
          </table:table-cell>
          <table:table-cell table:style-name="表格1.B2" office:value-type="string">
            <text:p text:style-name="P17">中</text:p>
          </table:table-cell>
          <table:table-cell table:style-name="表格1.B2" office:value-type="string">
            <text:p text:style-name="P20">中</text:p>
          </table:table-cell>
          <table:table-cell table:style-name="表格1.B2" office:value-type="string">
            <text:p text:style-name="P18">高</text:p>
          </table:table-cell>
          <table:table-cell table:style-name="表格1.B2" office:value-type="string">
            <text:p text:style-name="P30">1<text:span text:style-name="T14">、16</text:span></text:p>
          </table:table-cell>
        </table:table-row>
        <table:table-row>
          <table:table-cell table:style-name="表格1.A2" office:value-type="string">
            <text:p text:style-name="P27"><text:span text:style-name="T4">3</text:span><text:span text:style-name="T9">。热门推荐歌单</text:span></text:p>
          </table:table-cell>
          <table:table-cell table:style-name="表格1.B2" office:value-type="string">
            <text:p text:style-name="P34">重要的</text:p>
          </table:table-cell>
          <table:table-cell table:style-name="表格1.B2" office:value-type="string">
            <text:p text:style-name="P17">批准的</text:p>
          </table:table-cell>
          <table:table-cell table:style-name="表格1.B2" office:value-type="string">
            <text:p text:style-name="P20">中</text:p>
          </table:table-cell>
          <table:table-cell table:style-name="表格1.B2" office:value-type="string">
            <text:p text:style-name="P22">中</text:p>
          </table:table-cell>
          <table:table-cell table:style-name="表格1.B2" office:value-type="string">
            <text:p text:style-name="P38">高</text:p>
          </table:table-cell>
          <table:table-cell table:style-name="表格1.B2" office:value-type="string">
            <text:p text:style-name="P35">1、16</text:p>
          </table:table-cell>
        </table:table-row>
        <table:table-row>
          <table:table-cell table:style-name="表格1.A2" office:value-type="string">
            <text:p text:style-name="P27"><text:span text:style-name="T4">4.</text:span><text:span text:style-name="T5">歌曲排行榜</text:span></text:p>
          </table:table-cell>
          <table:table-cell table:style-name="表格1.B2" office:value-type="string">
            <text:p text:style-name="P17">重要<text:span text:style-name="T14">的</text:span></text:p>
          </table:table-cell>
          <table:table-cell table:style-name="表格1.B2" office:value-type="string">
            <text:p text:style-name="P17">批准的</text:p>
          </table:table-cell>
          <table:table-cell table:style-name="表格1.B2" office:value-type="string">
            <text:p text:style-name="P17">高</text:p>
          </table:table-cell>
          <table:table-cell table:style-name="表格1.B2" office:value-type="string">
            <text:p text:style-name="P18">低</text:p>
          </table:table-cell>
          <table:table-cell table:style-name="表格1.B2" office:value-type="string">
            <text:p text:style-name="P17">高</text:p>
          </table:table-cell>
          <table:table-cell table:style-name="表格1.B2" office:value-type="string">
            <text:p text:style-name="P31">1、16、17</text:p>
          </table:table-cell>
        </table:table-row>
        <table:table-row>
          <table:table-cell table:style-name="表格1.A2" office:value-type="string">
            <text:p text:style-name="P27"><text:span text:style-name="T4">5</text:span><text:span text:style-name="T5">私人</text:span><text:span text:style-name="T6">FM</text:span></text:p>
          </table:table-cell>
          <table:table-cell table:style-name="表格1.B2" office:value-type="string">
            <text:p text:style-name="P17">有用<text:span text:style-name="T14">的</text:span></text:p>
          </table:table-cell>
          <table:table-cell table:style-name="表格1.B2" office:value-type="string">
            <text:p text:style-name="P17">建议<text:span text:style-name="T14">的</text:span></text:p>
          </table:table-cell>
          <table:table-cell table:style-name="表格1.B2" office:value-type="string">
            <text:p text:style-name="P17">高</text:p>
          </table:table-cell>
          <table:table-cell table:style-name="表格1.B2" office:value-type="string">
            <text:p text:style-name="P18">中</text:p>
          </table:table-cell>
          <table:table-cell table:style-name="表格1.B2" office:value-type="string">
            <text:p text:style-name="P22">中</text:p>
          </table:table-cell>
          <table:table-cell table:style-name="表格1.B2" office:value-type="string">
            <text:p text:style-name="P31">1、16</text:p>
          </table:table-cell>
        </table:table-row>
      </table:table>
      <text:p text:style-name="P2"> </text:p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27"><text:span text:style-name="T4">6</text:span><text:span text:style-name="T6">新歌上架</text:span></text:p>
          </table:table-cell>
          <table:table-cell table:style-name="表格2.B1" office:value-type="string">
            <text:p text:style-name="P17">重要的</text:p>
          </table:table-cell>
          <table:table-cell table:style-name="表格2.B1" office:value-type="string">
            <text:p text:style-name="P17">批准的</text:p>
          </table:table-cell>
          <table:table-cell table:style-name="表格2.B1" office:value-type="string">
            <text:p text:style-name="P22">低</text:p>
          </table:table-cell>
          <table:table-cell table:style-name="表格2.B1" office:value-type="string">
            <text:p text:style-name="P22">低</text:p>
          </table:table-cell>
          <table:table-cell table:style-name="表格2.B1" office:value-type="string">
            <text:p text:style-name="P22">高</text:p>
          </table:table-cell>
          <table:table-cell table:style-name="表格2.B1" office:value-type="string">
            <text:p text:style-name="P29"><text:span text:style-name="T14">1、1</text:span>6</text:p>
          </table:table-cell>
        </table:table-row>
        <table:table-row>
          <table:table-cell table:style-name="表格2.A2" office:value-type="string">
            <text:p text:style-name="P27"><text:span text:style-name="T4">7.</text:span><text:span text:style-name="T5">首页单曲</text:span></text:p>
          </table:table-cell>
          <table:table-cell table:style-name="表格2.B2" office:value-type="string">
            <text:p text:style-name="P17">重要<text:span text:style-name="T14">的</text:span></text:p>
          </table:table-cell>
          <table:table-cell table:style-name="表格2.B2" office:value-type="string">
            <text:p text:style-name="P17">批准的</text:p>
          </table:table-cell>
          <table:table-cell table:style-name="表格2.B2" office:value-type="string">
            <text:p text:style-name="P22">低</text:p>
          </table:table-cell>
          <table:table-cell table:style-name="表格2.B2" office:value-type="string">
            <text:p text:style-name="P22">低</text:p>
          </table:table-cell>
          <table:table-cell table:style-name="表格2.B2" office:value-type="string">
            <text:p text:style-name="P17">中</text:p>
          </table:table-cell>
          <table:table-cell table:style-name="表格2.B2" office:value-type="string">
            <text:p text:style-name="P31">1、16、18</text:p>
          </table:table-cell>
        </table:table-row>
        <table:table-row>
          <table:table-cell table:style-name="表格2.A2" office:value-type="string">
            <text:p text:style-name="P27"><text:span text:style-name="T4">8显示默认</text:span><text:span text:style-name="T6">搜索</text:span></text:p>
          </table:table-cell>
          <table:table-cell table:style-name="表格2.B2" office:value-type="string">
            <text:p text:style-name="P18">重要的</text:p>
          </table:table-cell>
          <table:table-cell table:style-name="表格2.B2" office:value-type="string">
            <text:p text:style-name="P17">批准的</text:p>
          </table:table-cell>
          <table:table-cell table:style-name="表格2.B2" office:value-type="string">
            <text:p text:style-name="P17">中</text:p>
          </table:table-cell>
          <table:table-cell table:style-name="表格2.B2" office:value-type="string">
            <text:p text:style-name="P18">中</text:p>
          </table:table-cell>
          <table:table-cell table:style-name="表格2.B2" office:value-type="string">
            <text:p text:style-name="P17">中</text:p>
          </table:table-cell>
          <table:table-cell table:style-name="表格2.B2" office:value-type="string">
            <text:p text:style-name="P31">1、16、20</text:p>
          </table:table-cell>
        </table:table-row>
        <table:table-row>
          <table:table-cell table:style-name="表格2.A2" office:value-type="string">
            <text:p text:style-name="P28"><text:span text:style-name="T4">9.</text:span><text:span text:style-name="T10">搜索</text:span><text:span text:style-name="T11">（歌手 专辑单曲名称 用户名称 歌单 歌曲风格</text:span><text:span text:style-name="T12">)</text:span></text:p>
          </table:table-cell>
          <table:table-cell table:style-name="表格2.B2" office:value-type="string">
            <text:p text:style-name="P18">紧急的</text:p>
          </table:table-cell>
          <table:table-cell table:style-name="表格2.B2" office:value-type="string">
            <text:p text:style-name="P17">批准的</text:p>
          </table:table-cell>
          <table:table-cell table:style-name="表格2.B2" office:value-type="string">
            <text:p text:style-name="P17">高</text:p>
          </table:table-cell>
          <table:table-cell table:style-name="表格2.B2" office:value-type="string">
            <text:p text:style-name="P22">高</text:p>
          </table:table-cell>
          <table:table-cell table:style-name="表格2.B2" office:value-type="string">
            <text:p text:style-name="P22">高</text:p>
          </table:table-cell>
          <table:table-cell table:style-name="表格2.B2" office:value-type="string">
            <text:p text:style-name="P31">1、16</text:p>
          </table:table-cell>
        </table:table-row>
        <table:table-row>
          <table:table-cell table:style-name="表格2.A2" office:value-type="string">
            <text:p text:style-name="P28"><text:span text:style-name="T4">10</text:span><text:span text:style-name="T7">推送（ 关注音乐人发布新歌时会有私信</text:span><text:span text:style-name="T8">、活动、平台消息</text:span><text:span text:style-name="T7">）</text:span></text:p>
          </table:table-cell>
          <table:table-cell table:style-name="表格2.B2" office:value-type="string">
            <text:p text:style-name="P18">重要的</text:p>
          </table:table-cell>
          <table:table-cell table:style-name="表格2.B2" office:value-type="string">
            <text:p text:style-name="P17">批准的</text:p>
          </table:table-cell>
          <table:table-cell table:style-name="表格2.B2" office:value-type="string">
            <text:p text:style-name="P23">中</text:p>
          </table:table-cell>
          <table:table-cell table:style-name="表格2.B2" office:value-type="string">
            <text:p text:style-name="P18">低</text:p>
          </table:table-cell>
          <table:table-cell table:style-name="表格2.B2" office:value-type="string">
            <text:p text:style-name="P23">中</text:p>
          </table:table-cell>
          <table:table-cell table:style-name="表格2.B2" office:value-type="string">
            <text:p text:style-name="P32">1、16、19</text:p>
          </table:table-cell>
        </table:table-row>
        <table:table-row>
          <table:table-cell table:style-name="表格2.A2" office:value-type="string">
            <text:p text:style-name="P28"><text:span text:style-name="T4">11.</text:span><text:span text:style-name="T5"> 相似单曲</text:span></text:p>
          </table:table-cell>
          <table:table-cell table:style-name="表格2.B2" office:value-type="string">
            <text:p text:style-name="P18">有用的</text:p>
          </table:table-cell>
          <table:table-cell table:style-name="表格2.B2" office:value-type="string">
            <text:p text:style-name="P37">批准的</text:p>
          </table:table-cell>
          <table:table-cell table:style-name="表格2.B2" office:value-type="string">
            <text:p text:style-name="P23">中</text:p>
          </table:table-cell>
          <table:table-cell table:style-name="表格2.B2" office:value-type="string">
            <text:p text:style-name="P23">低</text:p>
          </table:table-cell>
          <table:table-cell table:style-name="表格2.B2" office:value-type="string">
            <text:p text:style-name="P23">中</text:p>
          </table:table-cell>
          <table:table-cell table:style-name="表格2.B2" office:value-type="string">
            <text:p text:style-name="P29">1<text:span text:style-name="T15">、16</text:span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 table:number-columns-repeated="5"/>
        <table:table-column table:style-name="表格3.G"/>
        <text:soft-page-break/>
        <table:table-row>
          <table:table-cell table:style-name="表格3.A1" office:value-type="string">
            <text:p text:style-name="P28"><text:span text:style-name="T4">12.</text:span><text:span text:style-name="T5"> 听歌识曲</text:span></text:p>
          </table:table-cell>
          <table:table-cell table:style-name="表格3.B1" office:value-type="string">
            <text:p text:style-name="P18">重要的</text:p>
          </table:table-cell>
          <table:table-cell table:style-name="表格3.B1" office:value-type="string">
            <text:p text:style-name="P17">建议的</text:p>
          </table:table-cell>
          <table:table-cell table:style-name="表格3.B1" office:value-type="string">
            <text:p text:style-name="P23">高</text:p>
          </table:table-cell>
          <table:table-cell table:style-name="表格3.B1" office:value-type="string">
            <text:p text:style-name="P23">高</text:p>
          </table:table-cell>
          <table:table-cell table:style-name="表格3.B1" office:value-type="string">
            <text:p text:style-name="P23">高</text:p>
          </table:table-cell>
          <table:table-cell table:style-name="表格3.B1" office:value-type="string">
            <text:p text:style-name="P29">1<text:span text:style-name="T15">、</text:span></text:p>
          </table:table-cell>
        </table:table-row>
        <table:table-row table:style-name="表格3.2">
          <table:table-cell table:style-name="表格3.A2" office:value-type="string">
            <text:p text:style-name="P28"><text:span text:style-name="T4">13.</text:span><text:span text:style-name="T5"> 电台节目</text:span></text:p>
          </table:table-cell>
          <table:table-cell table:style-name="表格3.B2" office:value-type="string">
            <text:p text:style-name="P17">有用<text:span text:style-name="T3">的</text:span></text:p>
          </table:table-cell>
          <table:table-cell table:style-name="表格3.B2" office:value-type="string">
            <text:p text:style-name="P17">建议的</text:p>
          </table:table-cell>
          <table:table-cell table:style-name="表格3.B2" office:value-type="string">
            <text:p text:style-name="P17">高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17">中</text:p>
          </table:table-cell>
          <table:table-cell table:style-name="表格3.B2" office:value-type="string">
            <text:p text:style-name="P32">7、</text:p>
          </table:table-cell>
        </table:table-row>
        <table:table-row table:style-name="表格3.3">
          <table:table-cell table:style-name="表格3.A2" office:value-type="string">
            <text:p text:style-name="P28"><text:span text:style-name="T4">14.</text:span><text:span text:style-name="T5"> 歌曲收藏</text:span></text:p>
          </table:table-cell>
          <table:table-cell table:style-name="表格3.B2" office:value-type="string">
            <text:p text:style-name="P18">紧急的</text:p>
          </table:table-cell>
          <table:table-cell table:style-name="表格3.B2" office:value-type="string">
            <text:p text:style-name="P17">建议的</text:p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29">1<text:span text:style-name="T15">、2</text:span></text:p>
          </table:table-cell>
        </table:table-row>
        <table:table-row table:style-name="表格3.4">
          <table:table-cell table:style-name="表格3.A2" office:value-type="string">
            <text:p text:style-name="P28"><text:span text:style-name="T4">15.</text:span><text:span text:style-name="T5"> 歌单收藏</text:span></text:p>
          </table:table-cell>
          <table:table-cell table:style-name="表格3.B2" office:value-type="string">
            <text:p text:style-name="P17">重要<text:span text:style-name="T3">的</text:span></text:p>
          </table:table-cell>
          <table:table-cell table:style-name="表格3.B2" office:value-type="string">
            <text:p text:style-name="P17">批准的</text:p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17">低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29">1<text:span text:style-name="T15">、</text:span>2</text:p>
          </table:table-cell>
        </table:table-row>
        <table:table-row table:style-name="表格3.4">
          <table:table-cell table:style-name="表格3.A2" office:value-type="string">
            <text:p text:style-name="P36">16. 新建歌单</text:p>
          </table:table-cell>
          <table:table-cell table:style-name="表格3.B2" office:value-type="string">
            <text:p text:style-name="P17">重要<text:span text:style-name="T15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32">2、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17.</text:span>听歌缓存<text:span text:style-name="T15">（固定容量）</text:span></text:p>
          </table:table-cell>
          <table:table-cell table:style-name="表格3.B2" office:value-type="string">
            <text:p text:style-name="P17">重要<text:span text:style-name="T15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3">中</text:p>
          </table:table-cell>
          <table:table-cell table:style-name="表格3.B2" office:value-type="string">
            <text:p text:style-name="P23">中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32">2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18.</text:span>下载</text:p>
          </table:table-cell>
          <table:table-cell table:style-name="表格3.B2" office:value-type="string">
            <text:p text:style-name="P17">紧急<text:span text:style-name="T15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23">中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32">3</text:p>
          </table:table-cell>
        </table:table-row>
        <table:table-row table:style-name="表格3.4">
          <table:table-cell table:style-name="表格3.A2" office:value-type="string">
            <text:p text:style-name="P13"><text:span text:style-name="T13">19.</text:span>详细信息<text:span text:style-name="T16">（歌手或专辑封面等）</text:span></text:p>
          </table:table-cell>
          <table:table-cell table:style-name="表格3.B2" office:value-type="string">
            <text:p text:style-name="P17">紧急<text:span text:style-name="T15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32">1、2、3、4、5、7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20.</text:span>支持多种音频格式</text:p>
          </table:table-cell>
          <table:table-cell table:style-name="表格3.B2" office:value-type="string">
            <text:p text:style-name="P17">重要<text:span text:style-name="T15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3">中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23">中</text:p>
          </table:table-cell>
          <table:table-cell table:style-name="表格3.B2" office:value-type="string">
            <text:p text:style-name="P32">2、3</text:p>
            <text:p text:style-name="P32"/>
          </table:table-cell>
        </table:table-row>
        <table:table-row table:style-name="表格3.4">
          <table:table-cell table:style-name="表格3.A2" office:value-type="string">
            <text:p text:style-name="P11"><text:span text:style-name="T13">21.</text:span>播放顺序<text:span text:style-name="T16">、进度条</text:span></text:p>
          </table:table-cell>
          <table:table-cell table:style-name="表格3.B2" office:value-type="string">
            <text:p text:style-name="P17">紧急<text:span text:style-name="T15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3">低</text:p>
          </table:table-cell>
          <table:table-cell table:style-name="表格3.B2" office:value-type="string">
            <text:p text:style-name="P23">地</text:p>
          </table:table-cell>
          <table:table-cell table:style-name="表格3.B2" office:value-type="string">
            <text:p text:style-name="P23">高</text:p>
          </table:table-cell>
          <table:table-cell table:style-name="表格3.B2" office:value-type="string">
            <text:p text:style-name="P32">2、</text:p>
          </table:table-cell>
        </table:table-row>
        <table:table-row table:style-name="表格3.4">
          <table:table-cell table:style-name="表格3.A2" office:value-type="string">
            <text:p text:style-name="P14">22.时间控制</text:p>
          </table:table-cell>
          <table:table-cell table:style-name="表格3.B2" office:value-type="string">
            <text:p text:style-name="P17">有用<text:span text:style-name="T16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4">低</text:p>
          </table:table-cell>
          <table:table-cell table:style-name="表格3.B2" office:value-type="string">
            <text:p text:style-name="P24">低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33">2、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23.</text:span>桌面歌词</text:p>
          </table:table-cell>
          <table:table-cell table:style-name="表格3.B2" office:value-type="string">
            <text:p text:style-name="P17">紧急<text:span text:style-name="T16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24">低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33">2、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24.</text:span>多种音效</text:p>
          </table:table-cell>
          <table:table-cell table:style-name="表格3.B2" office:value-type="string">
            <text:p text:style-name="P17">有用<text:span text:style-name="T16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24">低</text:p>
          </table:table-cell>
          <table:table-cell table:style-name="表格3.B2" office:value-type="string">
            <text:p text:style-name="P33">2、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25.</text:span>摇一摇切歌</text:p>
          </table:table-cell>
          <table:table-cell table:style-name="表格3.B2" office:value-type="string">
            <text:p text:style-name="P17">有用<text:span text:style-name="T16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33">2、</text:p>
          </table:table-cell>
        </table:table-row>
        <table:table-row table:style-name="表格3.4">
          <table:table-cell table:style-name="表格3.A2" office:value-type="string">
            <text:p text:style-name="P11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9"/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1"><text:span text:style-name="T13">27.</text:span>视频投稿</text:p>
          </table:table-cell>
          <table:table-cell table:style-name="表格3.B2" office:value-type="string">
            <text:p text:style-name="P17">有用<text:span text:style-name="T16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33">9、15、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28.</text:span>动态发布</text:p>
          </table:table-cell>
          <table:table-cell table:style-name="表格3.B2" office:value-type="string">
            <text:p text:style-name="P17">有用<text:span text:style-name="T16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19">中</text:p>
          </table:table-cell>
          <table:table-cell table:style-name="表格3.B2" office:value-type="string">
            <text:p text:style-name="P33">9、15、44</text:p>
          </table:table-cell>
        </table:table-row>
        <table:table-row table:style-name="表格3.4">
          <table:table-cell table:style-name="表格3.A2" office:value-type="string">
            <text:p text:style-name="P15"><text:span text:style-name="T13">29.</text:span>发布歌单到社区<text:span text:style-name="T16">？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9"/>
          </table:table-cell>
          <table:table-cell table:style-name="表格3.B2" office:value-type="string">
            <text:p text:style-name="P29"/>
          </table:table-cell>
        </table:table-row>
        <text:soft-page-break/>
        <table:table-row table:style-name="表格3.4">
          <table:table-cell table:style-name="表格3.A2" office:value-type="string">
            <text:p text:style-name="P11"><text:span text:style-name="T13">30.</text:span>购买vip</text:p>
          </table:table-cell>
          <table:table-cell table:style-name="表格3.B2" office:value-type="string">
            <text:p text:style-name="P17">重要<text:span text:style-name="T16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33">2、3、4、6<text:span text:style-name="T17">、18</text:span>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3">31.</text:span>售卖数字专辑</text:p>
          </table:table-cell>
          <table:table-cell table:style-name="表格3.B2" office:value-type="string">
            <text:p text:style-name="P17">紧急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1"><text:span text:style-name="T13">32.</text:span>音乐人开通赞赏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2"><text:span text:style-name="T13">33.</text:span>售卖周边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2"><text:span text:style-name="T13">34.</text:span>广告位</text:p>
          </table:table-cell>
          <table:table-cell table:style-name="表格3.B2" office:value-type="string">
            <text:p text:style-name="P17">紧急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低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2"><text:span text:style-name="T13">35.</text:span>主题<text:span text:style-name="T17">（背景等）</text:span></text:p>
          </table:table-cell>
          <table:table-cell table:style-name="表格3.B2" office:value-type="string">
            <text:p text:style-name="P17">重要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39"><text:line-break/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9"/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37.</text:span>云盘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38.</text:span>个人资料<text:line-break/></text:p>
          </table:table-cell>
          <table:table-cell table:style-name="表格3.B2" office:value-type="string">
            <text:p text:style-name="P17">紧急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低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39.</text:span>下载管理<text:line-break/></text:p>
          </table:table-cell>
          <table:table-cell table:style-name="表格3.B2" office:value-type="string">
            <text:p text:style-name="P17">紧急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低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40.</text:span>历史记录<text:line-break/></text:p>
          </table:table-cell>
          <table:table-cell table:style-name="表格3.B2" office:value-type="string">
            <text:p text:style-name="P17">重要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低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41.</text:span>私信<text:line-break/></text:p>
          </table:table-cell>
          <table:table-cell table:style-name="表格3.B2" office:value-type="string">
            <text:p text:style-name="P17">重要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42.</text:span>K歌<text:line-break/>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9"/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44.</text:span>分享<text:line-break/></text:p>
          </table:table-cell>
          <table:table-cell table:style-name="表格3.B2" office:value-type="string">
            <text:p text:style-name="P17">紧急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7">45、音乐剪辑</text:span><text:line-break/>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46.</text:span>mv</text:p>
          </table:table-cell>
          <table:table-cell table:style-name="表格3.B2" office:value-type="string">
            <text:p text:style-name="P17">紧急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ext:soft-page-break/>
        <table:table-row table:style-name="表格3.4">
          <table:table-cell table:style-name="表格3.A2" office:value-type="string">
            <text:p text:style-name="P16"><text:span text:style-name="T13">47.</text:span>设置铃声(手机，闹钟)<text:line-break/></text:p>
          </table:table-cell>
          <table:table-cell table:style-name="表格3.B2" office:value-type="string">
            <text:p text:style-name="P25">有用的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48.</text:span>健康提醒<text:line-break/>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低</text:p>
          </table:table-cell>
          <table:table-cell table:style-name="表格3.B2" office:value-type="string">
            <text:p text:style-name="P25">低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49.</text:span>歌词音译<text:span text:style-name="T17">和</text:span>翻译<text:line-break/></text:p>
          </table:table-cell>
          <table:table-cell table:style-name="表格3.B2" office:value-type="string">
            <text:p text:style-name="P17">重要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50.</text:span>评论(社交)<text:line-break/>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中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51.</text:span>收费直播<text:line-break/></text:p>
          </table:table-cell>
          <table:table-cell table:style-name="表格3.B2" office:value-type="string">
            <text:p text:style-name="P17">有用<text:span text:style-name="T17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25">高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52.小</text:span>视频<text:line-break/></text:p>
          </table:table-cell>
          <table:table-cell table:style-name="表格3.B2" office:value-type="string">
            <text:p text:style-name="P17">有用<text:span text:style-name="T18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6">高</text:p>
          </table:table-cell>
          <table:table-cell table:style-name="表格3.B2" office:value-type="string">
            <text:p text:style-name="P26">中</text:p>
          </table:table-cell>
          <table:table-cell table:style-name="表格3.B2" office:value-type="string">
            <text:p text:style-name="P26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6"><text:span text:style-name="T13">53.</text:span>加入团队(音乐人，自媒体，)</text:p>
          </table:table-cell>
          <table:table-cell table:style-name="表格3.B2" office:value-type="string">
            <text:p text:style-name="P17">紧急<text:span text:style-name="T18">的</text:span></text:p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26">中</text:p>
          </table:table-cell>
          <table:table-cell table:style-name="表格3.B2" office:value-type="string">
            <text:p text:style-name="P26">中</text:p>
          </table:table-cell>
          <table:table-cell table:style-name="表格3.B2" office:value-type="string">
            <text:p text:style-name="P26">高</text:p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2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9"/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2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9"/>
          </table:table-cell>
          <table:table-cell table:style-name="表格3.B2" office:value-type="string">
            <text:p text:style-name="P29"/>
          </table:table-cell>
        </table:table-row>
        <table:table-row table:style-name="表格3.4">
          <table:table-cell table:style-name="表格3.A2" office:value-type="string">
            <text:p text:style-name="P12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7"/>
          </table:table-cell>
          <table:table-cell table:style-name="表格3.B2" office:value-type="string">
            <text:p text:style-name="P19"/>
          </table:table-cell>
          <table:table-cell table:style-name="表格3.B2" office:value-type="string">
            <text:p text:style-name="P29"/>
          </table:table-cell>
        </table:table-row>
      </table:table>
      <text:p text:style-name="P45">五、产品特性</text:p>
      <text:p text:style-name="P46">1.新歌上架</text:p>
      <text:p text:style-name="P46">2.首页推广（单曲、专栏等）</text:p>
      <text:p text:style-name="P46">3.搜索（歌手、专辑单曲名称、歌单、用户）</text:p>
      <text:p text:style-name="P46">4.歌曲收藏</text:p>
      <text:p text:style-name="P46">5.新建歌单</text:p>
      <text:p text:style-name="P46">6.下载歌曲、mv</text:p>
      <text:p text:style-name="P46">7.歌曲的详细信息（作词人、作曲人、专辑封面、歌词等）</text:p>
      <text:p text:style-name="P46">8.播放顺序、进度条</text:p>
      <text:p text:style-name="P46"><text:soft-page-break/>9.广告位</text:p>
      <text:p text:style-name="P46">10.个人资料</text:p>
      <text:p text:style-name="P46">11.历史听歌记录（其他浏览过的专栏、视频再考虑）</text:p>
      <text:p text:style-name="P46">12.加入团队（音乐人，自媒体人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48:34.215366771</meta:creation-date>
    <dc:date>2018-03-04T16:10:02.552600575</dc:date>
    <meta:editing-duration>PT49M11S</meta:editing-duration>
    <meta:editing-cycles>4</meta:editing-cycles>
    <meta:generator>LibreOffice/5.3.3.2$Linux_X86_64 LibreOffice_project/3d9a8b4b4e538a85e0782bd6c2d430bafe583448</meta:generator>
    <meta:document-statistic meta:table-count="4" meta:image-count="0" meta:object-count="0" meta:page-count="6" meta:paragraph-count="346" meta:word-count="1617" meta:character-count="1799" meta:non-whitespace-character-count="1760"/>
  </office:meta>
</office:document-meta>
</file>